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UTIERREZ TASAYCO, JUAN JOSE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ISCO</text:span></text:p>
      <text:p text:style-name="P6"/>
      <text:p text:style-name="P6">Recojo: <text:span text:style-name="T3">GUTIERREZ TASAYCO, JUAN JOSE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15:5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